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250" officeooo:paragraph-rsid="000e6250"/>
    </style:style>
    <style:style style:name="P2" style:family="paragraph" style:parent-style-name="Standard">
      <style:text-properties officeooo:paragraph-rsid="000e6250"/>
    </style:style>
    <style:style style:name="P3" style:family="paragraph" style:parent-style-name="Standard" style:list-style-name="L2">
      <style:text-properties officeooo:paragraph-rsid="000e6250"/>
    </style:style>
    <style:style style:name="P4" style:family="paragraph" style:parent-style-name="Standard" style:list-style-name="L3">
      <style:text-properties officeooo:paragraph-rsid="000e6250"/>
    </style:style>
    <style:style style:name="P5" style:family="paragraph" style:parent-style-name="Standard">
      <style:text-properties officeooo:rsid="000f90e9" officeooo:paragraph-rsid="000f90e9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e6250" officeooo:paragraph-rsid="000e6250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ff0066" fo:font-size="18pt" fo:font-style="italic" style:text-underline-style="solid" style:text-underline-width="auto" style:text-underline-color="font-color" fo:font-weight="bold" officeooo:rsid="000e6250" officeooo:paragraph-rsid="000e6250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66" fo:font-size="18pt" fo:font-style="italic" style:text-underline-style="solid" style:text-underline-width="auto" style:text-underline-color="font-color" fo:font-weight="bold" officeooo:paragraph-rsid="000e6250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fo:color="#3333ff" fo:font-style="italic" officeooo:rsid="000e6250" officeooo:paragraph-rsid="000e6250" style:font-style-asian="italic" style:font-style-complex="italic"/>
    </style:style>
    <style:style style:name="P10" style:family="paragraph" style:parent-style-name="Standard">
      <style:text-properties fo:color="#3333ff" officeooo:rsid="000f90e9" officeooo:paragraph-rsid="000f90e9"/>
    </style:style>
    <style:style style:name="T1" style:family="text">
      <style:text-properties officeooo:rsid="000e6250"/>
    </style:style>
    <style:style style:name="T2" style:family="text">
      <style:text-properties style:text-underline-style="solid" style:text-underline-width="auto" style:text-underline-color="font-color" fo:font-weight="bold" officeooo:rsid="000e625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90e9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90e9" style:font-weight-asian="bold" style:font-weight-complex="bold"/>
    </style:style>
    <style:style style:name="T6" style:family="text">
      <style:text-properties officeooo:rsid="000f90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ACIÓN EXTRA</text:p>
      <text:p text:style-name="P7"/>
      <text:p text:style-name="P2"><text:span text:style-name="T1">Addons para la máquina anfitrión :</text:span></text:p>
      <text:p text:style-name="P2"/>
      <text:list xml:id="list2532559186692718383" text:style-name="L2">
        <text:list-item>
          <text:p text:style-name="P3"><text:span text:style-name="T1">LibreOffice (vamos a usar Base) </text:span></text:p>
        </text:list-item>
        <text:list-item>
          <text:p text:style-name="P3"><text:span text:style-name="T1">Conector postgreSQL para LibreOfficeBase </text:span></text:p>
          <text:p text:style-name="P3"/>
        </text:list-item>
      </text:list>
      <text:list xml:id="list8018917286382465310" text:style-name="L3">
        <text:list-item>
          <text:p text:style-name="P4"><text:span text:style-name="T1">Instalar el paquete de LibreOffice desde apt-get o synaptic </text:span></text:p>
        </text:list-item>
        <text:list-item>
          <text:p text:style-name="P4"><text:span text:style-name="T1">Instalar paquete l</text:span><text:span text:style-name="T2">ibreoffice-sdbc-postgresql (</text:span><text:span text:style-name="T1">PostgreSQL SDBC driver for LibreOffice) pues este es necesario para realizar la conexión a bdd tipo PostgreSQL.</text:span></text:p>
        </text:list-item>
      </text:list>
      <text:p text:style-name="P2"/>
      <text:p text:style-name="P8"><text:span text:style-name="T1">PERMISOS , ACL's <text:s/>y SCHEMAS </text:span></text:p>
      <text:p text:style-name="P2"/>
      <text:p text:style-name="P1">Añadir un <text:span text:style-name="T4">nuevo rol de login para un usuario nuevo</text:span>, 'jefe' ya sea por la interfaz gráfica de pgadmin o mediante comando SQL desde la interfaz de consola de <text:span text:style-name="T4">psql</text:span>. </text:p>
      <text:p text:style-name="P1">Conectamos a psql mediante el comando :</text:p>
      <text:p text:style-name="P1"/>
      <text:p text:style-name="P9">psql -U admin 'NOMBRE_BDD' <text:s/>//(con rol de administrador)</text:p>
      <text:p text:style-name="P1"/>
      <text:p text:style-name="P1">En la consola ejecutamos el comando :</text:p>
      <text:p text:style-name="P1"/>
      <text:p text:style-name="P9">CREATE ROLE jefe LOGIN</text:p>
      <text:p text:style-name="P9"><text:s text:c="2"/>ENCRYPTED PASSWORD 'md502aa99da09f52e96b73d94c112057d52'</text:p>
      <text:p text:style-name="P9"><text:s text:c="2"/>NOSUPERUSER INHERIT NOCREATEDB NOCREATEROLE;</text:p>
      <text:p text:style-name="P1"/>
      <text:p text:style-name="P6"><text:span text:style-name="T6">(</text:span>El password será 'jefe'<text:span text:style-name="T6">)</text:span></text:p>
      <text:p text:style-name="P6"/>
      <text:p text:style-name="P1">Ahora <text:span text:style-name="T4">damos permiso de conexión</text:span> para la BDD al usuario 'jefe' :</text:p>
      <text:p text:style-name="P1"/>
      <text:p text:style-name="P9">grant connect on database "NOMBRE_BDD" to jefe;</text:p>
      <text:p text:style-name="P1"/>
      <text:p text:style-name="P1">A continuación vamos a limitar los permisos y acciones de los usuarios a la BDD <text:span text:style-name="T6">en un nuevo </text:span><text:s/>nuevo esquema “limitado” y vistas de SQL , <text:span text:style-name="T6">para </text:span><text:span text:style-name="T3">no tener que manejar la BDD por completo</text:span><text:span text:style-name="T6"> y sólo utilizar unas partes concretas</text:span>. <text:span text:style-name="T6">Vamos a </text:span><text:span text:style-name="T5">utilizar ACL's</text:span><text:span text:style-name="T6"> para ello.</text:span></text:p>
      <text:p text:style-name="P1"/>
      <text:p text:style-name="P1"><text:span text:style-name="T4">Creo el esquema 'limitado'</text:span> cuyo propietario será el usuario 'admin' . Al usuario 'admin' le asigno permisos de administración y al usuario 'jefe' solo le asigno privilegios de “USAGE” que sólo consisten en <text:span text:style-name="T6">que </text:span><text:span text:style-name="T5">el usuario podrá acceder a los objetos contenidos en el esquema</text:span><text:span text:style-name="T6"> .</text:span></text:p>
      <text:p text:style-name="P1"/>
      <text:p text:style-name="P1"/>
      <text:p text:style-name="P9">CREATE SCHEMA limitado</text:p>
      <text:p text:style-name="P9"><text:s text:c="2"/>AUTHORIZATION admin;</text:p>
      <text:p text:style-name="P9"/>
      <text:p text:style-name="P9">GRANT ALL ON SCHEMA limitado TO admin;</text:p>
      <text:p text:style-name="P9">GRANT USAGE ON SCHEMA limitado TO jefe;</text:p>
      <text:p text:style-name="P1"/>
      <text:p text:style-name="P5">Finalmente <text:span text:style-name="T4">creamos una vista SQL</text:span> , la cual tendrá como propietario a 'admin' , con privilegios de administración y sólo permisos de lectura (SELECT ) para el usuario 'jefe'</text:p>
      <text:p text:style-name="P5"/>
      <text:p text:style-name="P10">CREATE OR REPLACE VIEW limitado.jefe_partner AS </text:p>
      <text:p text:style-name="P10"><text:s/>SELECT res_partner.id, res_partner.create_uid, res_partner.create_date, res_partner.write_date, <text:soft-page-break/>res_partner.write_uid, res_partner.comment, res_partner.ean13, res_partner.color, res_partner.date, res_partner.active, res_partner.lang, res_partner.customer, res_partner.credit_limit, res_partner.user_id, res_partner.name, res_partner.title, res_partner.company_id, res_partner.website, res_partner.parent_id, res_partner.employee, res_partner.supplier, res_partner.ref, res_partner.vat, res_partner.opt_out, res_partner.last_reconciliation_date, res_partner.debit_limit, res_partner.vat_subjected</text:p>
      <text:p text:style-name="P10"><text:s text:c="3"/>FROM res_partner;</text:p>
      <text:p text:style-name="P10"/>
      <text:p text:style-name="P10">ALTER TABLE limitado.jefe_partner</text:p>
      <text:p text:style-name="P10"><text:s text:c="2"/>OWNER TO admin;</text:p>
      <text:p text:style-name="P10">GRANT ALL ON TABLE limitado.jefe_partner TO admin;</text:p>
      <text:p text:style-name="P10">GRANT SELECT ON TABLE limitado.jefe_partner TO jefe;</text:p>
      <text:p text:style-name="P2"/>
      <text:p text:style-name="P2"/>
      <text:p text:style-name="P2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3:38:19.334677150</meta:creation-date>
    <dc:date>2014-11-17T14:06:21.559690239</dc:date>
    <meta:editing-duration>PT12M52S</meta:editing-duration>
    <meta:editing-cycles>1</meta:editing-cycles>
    <meta:document-statistic meta:table-count="0" meta:image-count="0" meta:object-count="0" meta:page-count="2" meta:paragraph-count="33" meta:word-count="339" meta:character-count="2571" meta:non-whitespace-character-count="2245"/>
    <meta:generator>LibreOffice/4.2.7.2$Linux_X86_64 LibreOffice_project/420m0$Build-2</meta:generator>
  </office:meta>
</office:document-meta>
</file>